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0066b3" fo:font-size="9pt" officeooo:rsid="00183dba" officeooo:paragraph-rsid="00183dba" style:font-size-asian="9pt" style:font-size-complex="9pt"/>
    </style:style>
    <style:style style:name="P2" style:family="paragraph" style:parent-style-name="Standard">
      <style:text-properties fo:font-size="9pt" officeooo:rsid="00183dba" officeooo:paragraph-rsid="00183dba" style:font-size-asian="9pt" style:font-size-complex="9pt"/>
    </style:style>
    <style:style style:name="P3" style:family="paragraph" style:parent-style-name="Preformatted_20_Text">
      <style:text-properties fo:color="#ce181e" style:font-name="DejaVu Sans Mono" fo:font-size="9pt" officeooo:rsid="00183dba" officeooo:paragraph-rsid="00183dba" style:font-size-asian="9pt" style:font-size-complex="9pt"/>
    </style:style>
    <style:style style:name="P4" style:family="paragraph" style:parent-style-name="Preformatted_20_Text">
      <style:text-properties fo:color="#ce181e" fo:font-size="9pt" officeooo:rsid="00183dba" officeooo:paragraph-rsid="00183dba" style:font-size-asian="9pt" style:font-size-complex="9pt"/>
    </style:style>
    <style:style style:name="P5" style:family="paragraph" style:parent-style-name="Preformatted_20_Text">
      <style:text-properties fo:color="#808080" style:font-name="DejaVu Sans Mono" fo:font-size="9pt" fo:font-style="italic" officeooo:rsid="00183dba" officeooo:paragraph-rsid="00183dba" style:font-size-asian="9pt" style:font-size-complex="9pt"/>
    </style:style>
    <style:style style:name="P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officeooo:rsid="00183dba" style:font-size-asian="9pt" style:font-size-complex="9pt"/>
    </style:style>
    <style:style style:name="P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style:font-name="DejaVu Sans Mono" fo:font-size="9pt" fo:font-style="italic" style:font-size-asian="9pt" style:font-size-complex="9pt"/>
    </style:style>
    <style:style style:name="P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8080" fo:font-size="9pt" style:font-size-asian="9pt" style:font-size-complex="9pt"/>
    </style:style>
    <style:style style:name="P9" style:family="paragraph" style:parent-style-name="Preformatted_20_Text">
      <style:text-properties fo:font-size="9pt" officeooo:rsid="00183dba" officeooo:paragraph-rsid="00183dba" style:font-size-asian="9pt" style:font-size-complex="9pt"/>
    </style:style>
    <style:style style:name="P10" style:family="paragraph" style:parent-style-name="Preformatted_20_Text">
      <loext:graphic-properties draw:fill="solid" draw:fill-color="#ffffff" draw:opacity="100%"/>
      <style:paragraph-properties fo:background-color="#ffffff"/>
      <style:text-properties fo:font-size="9pt" officeooo:rsid="00183dba" style:font-size-asian="9pt" style:font-size-complex="9pt"/>
    </style:style>
    <style:style style:name="P11" style:family="paragraph" style:parent-style-name="Preformatted_20_Text">
      <style:text-properties fo:color="#ed1c24" fo:font-size="9pt" officeooo:rsid="00183dba" officeooo:paragraph-rsid="00183dba" style:font-size-asian="9pt" style:font-size-complex="9pt"/>
    </style:style>
    <style:style style:name="P1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ed1c24" style:font-name="DejaVu Sans Mono" fo:font-size="9pt" officeooo:rsid="00183dba" style:font-size-asian="9pt" style:font-size-complex="9pt"/>
    </style:style>
    <style:style style:name="P1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66b3" fo:font-size="9pt" officeooo:rsid="00183dba" style:font-size-asian="9pt" style:font-size-complex="9pt"/>
    </style:style>
    <style:style style:name="P1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style:font-name="DejaVu Sans Mono" fo:font-size="9pt" fo:font-style="italic" style:font-size-asian="9pt" style:font-size-complex="9pt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8080" fo:font-size="9pt" style:font-size-asian="9pt" style:font-size-complex="9pt"/>
    </style:style>
    <style:style style:name="T1" style:family="text">
      <style:text-properties fo:color="#000000"/>
    </style:style>
    <style:style style:name="T2" style:family="text">
      <style:text-properties fo:color="#000000" style:font-name="DejaVu Sans Mono"/>
    </style:style>
    <style:style style:name="T3" style:family="text">
      <style:text-properties fo:color="#000000" style:font-name="DejaVu Sans Mono" fo:font-size="12pt"/>
    </style:style>
    <style:style style:name="T4" style:family="text">
      <style:text-properties fo:color="#000000" style:font-name="DejaVu Sans Mono" fo:font-style="italic"/>
    </style:style>
    <style:style style:name="T5" style:family="text">
      <style:text-properties fo:color="#000000" style:font-name="DejaVu Sans Mono" fo:font-style="italic" officeooo:rsid="0019082e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ize="12pt"/>
    </style:style>
    <style:style style:name="T8" style:family="text">
      <style:text-properties style:font-name="DejaVu Sans Mono" fo:font-size="12pt" fo:font-style="italic"/>
    </style:style>
    <style:style style:name="T9" style:family="text">
      <style:text-properties style:font-name="DejaVu Sans Mono" fo:font-style="italic"/>
    </style:style>
    <style:style style:name="T10" style:family="text">
      <style:text-properties style:font-name="DejaVu Sans Mono" fo:font-style="italic" officeooo:rsid="0019082e"/>
    </style:style>
    <style:style style:name="T11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erperter.cpp</text:p>
      <text:p text:style-name="P2"/>
      <text:p text:style-name="P4"><text:span text:style-name="T6">intoCommandMap-</text:span></text:p>
      <text:p text:style-name="P9"><text:span text:style-name="T2"/></text:p>
      <text:p text:style-name="P5"><text:span text:style-name="T1">/*</text:span></text:p>
      <text:p text:style-name="P7">print the map</text:p>
      <text:p text:style-name="P7">for(auto it = commandMap.begin(); it != commandMap.end(); ++it)</text:p>
      <text:p text:style-name="P7">{</text:p>
      <text:p text:style-name="P8"><text:s text:c="4"/><text:span text:style-name="T9">cout &lt;&lt; "key: <text:s/>" &lt;&lt; it-&gt;first&lt;&lt;endl;</text:span></text:p>
      <text:p text:style-name="P8"><text:s text:c="4"/><text:span text:style-name="T9">cout &lt;&lt; "value: <text:s/>" &lt;&lt; it-&gt;second&lt;&lt;endl;</text:span></text:p>
      <text:p text:style-name="P7">}</text:p>
      <text:p text:style-name="P15"><text:s/><text:span text:style-name="T9">*/</text:span></text:p>
      <text:p text:style-name="P3">parser</text:p>
      <text:p text:style-name="P5"><text:span text:style-name="T1">/*</text:span></text:p>
      <text:p text:style-name="P7">else if (symbolsMaps-&gt;symbolTable.count(splittedStrings[i])!=0){</text:p>
      <text:p text:style-name="P8"><text:s text:c="4"/><text:span text:style-name="T9">// variable = num/ex1</text:span></text:p>
      <text:p text:style-name="P8"><text:s text:c="4"/><text:span text:style-name="T9">//symbolsMaps-&gt;symbolTable.find(splittedStrings[i])-&gt;second.updateValue(stoi(splittedStrings[i+2]));</text:span></text:p>
      <text:p text:style-name="P8"><text:s text:c="4"/><text:span text:style-name="T9">c = new DefineVarCommand();</text:span></text:p>
      <text:p text:style-name="P8"><text:s text:c="4"/><text:span text:style-name="T9">indexJump = c-&gt;execute(splittedStrings, i);</text:span></text:p>
      <text:p text:style-name="P8"><text:s text:c="4"/><text:span text:style-name="T9">i=i+indexJump-1;</text:span></text:p>
      <text:p text:style-name="P8"><text:s text:c="4"/><text:span text:style-name="T9">//i change the value in Variable. need to change also in simulator -&gt; or &lt;-</text:span></text:p>
      <text:p text:style-name="P8"><text:s text:c="4"/><text:span text:style-name="T9">/***********************************************</text:span></text:p>
      <text:p text:style-name="P7">}</text:p>
      <text:p text:style-name="P14">*/</text:p>
      <text:p text:style-name="P11"><text:span text:style-name="T6">diffrent</text:span></text:p>
      <text:p text:style-name="P9"><text:span text:style-name="T2"/></text:p>
      <text:p text:style-name="P5"><text:span text:style-name="T1">/*</text:span></text:p>
      <text:p text:style-name="P7">Variable *Variable::getInstance(){</text:p>
      <text:p text:style-name="P8"><text:s text:c="4"/><text:span text:style-name="T9">int value = 1;</text:span></text:p>
      <text:p text:style-name="P8"><text:s text:c="4"/><text:span text:style-name="T9">string sim = " ";</text:span></text:p>
      <text:p text:style-name="P8"><text:s text:c="4"/><text:span text:style-name="T9">static Variable varInstance(value, sim);</text:span></text:p>
      <text:p text:style-name="P8"><text:s text:c="4"/><text:span text:style-name="T9">return &amp;varInstance;</text:span></text:p>
      <text:p text:style-name="P7">}</text:p>
      <text:p text:style-name="P10"><text:span text:style-name="T4"/></text:p>
      <text:p text:style-name="P12"><text:span text:style-name="T11">putInSimMap</text:span></text:p>
      <text:p text:style-name="P10"><text:span text:style-name="T4"/></text:p>
      <text:p text:style-name="P6"><text:span text:style-name="T1">/*</text:span></text:p>
      <text:p text:style-name="P7">cout&lt;&lt;"string: "&lt;&lt;simString&lt;&lt;endl;</text:p>
      <text:p text:style-name="P7">cout&lt;&lt;"float: "&lt;&lt;num&lt;&lt;endl;</text:p>
      <text:p text:style-name="P15"><text:s/><text:span text:style-name="T9">*/</text:span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0"><text:span text:style-name="T4"/></text:p>
      <text:p text:style-name="P13"><text:soft-page-break/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2T20:07:47.925165689</meta:creation-date>
    <meta:generator>LibreOffice/6.0.7.3$Linux_X86_64 LibreOffice_project/00m0$Build-3</meta:generator>
    <dc:date>2019-12-22T20:25:04.817346698</dc:date>
    <meta:editing-duration>PT17M17S</meta:editing-duration>
    <meta:editing-cycles>2</meta:editing-cycles>
    <meta:document-statistic meta:table-count="0" meta:image-count="0" meta:object-count="0" meta:page-count="2" meta:paragraph-count="35" meta:word-count="93" meta:character-count="858" meta:non-whitespace-character-count="744"/>
  </office:meta>
</office:document-meta>
</file>